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85757883" text:style-name="L1">
        <text:list-item>
          <text:p text:style-name="P1">Реализовать проверку (валидацию) данных для всех классов. Проверять основные атрибуты (название, номер, тип и т.п.) на наличие, длину и т.п. (в зависимости от атрибута):</text:p>
        </text:list-item>
      </text:list>
      <text:p text:style-name="P3">      - Валидация должна вызываться при создании объекта, если объект невалидный, то должно выбрасываться исключение</text:p>
      <text:p text:style-name="Text_20_body">      - Должен быть метод valid? который возвращает true, если объект валидный и false - в противном случае.</text:p>
      <text:list xml:id="list135565960" text:style-name="L2">
        <text:list-item>
          <text:p text:style-name="P4">Релизовать проверку на формат номера поезда. Допустимый формат: три буквы или цифры в любом порядке, необязательный дефис (может быть, а может нет) и еще 2 буквы или цифры после дефиса.</text:p>
        </text:list-item>
        <text:list-item>
          <text:p text:style-name="P4">Убрать из классов все puts (кроме методов, которые и должны что-то выводить на экран), методы просто возвращают значения. (Начинаем бороться за чистоту кода).</text:p>
        </text:list-item>
        <text:list-item>
          <text:p text:style-name="P2">Релизовать простой текстовый интерфейс для создания поездов (если у вас уже реализован интерфейс, то дополнить его):</text:p>
        </text:list-item>
      </text:list>
      <text:p text:style-name="P3">    - Программа запрашивает у пользователя данные для создания поезда (номер и другие необходимые атрибуты)</text:p>
      <text:p text:style-name="P3">    - Если атрибуты валидные, то выводим информацию о том, что создан такой-то поезд</text:p>
      <text:p text:style-name="P3">     - Если введенные данные невалидные, то программа должна вывести сообщение о возникших ошибках и заново запросить данные у пользователя. Реализовать это через механизм обработки исключений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1:19:11.585261902</meta:creation-date>
    <dc:date>2020-11-17T21:19:45.149874396</dc:date>
    <meta:editing-duration>PT34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80" meta:character-count="1239" meta:non-whitespace-character-count="1047"/>
  </office:meta>
</office:document-meta>
</file>